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text-properties officeooo:rsid="001c03d9" officeooo:paragraph-rsid="001c03d9"/>
    </style:style>
    <style:style style:name="P2" style:family="paragraph" style:parent-style-name="Text_20_body">
      <style:paragraph-properties fo:margin-top="0in" fo:margin-bottom="0.1965in" loext:contextual-spacing="false"/>
      <style:text-properties officeooo:rsid="001c03d9" officeooo:paragraph-rsid="0021189c"/>
    </style:style>
    <style:style style:name="P3" style:family="paragraph" style:parent-style-name="Text_20_body">
      <style:paragraph-properties fo:margin-top="0in" fo:margin-bottom="0.1965in" loext:contextual-spacing="false">
        <style:tab-stops>
          <style:tab-stop style:position="6.6252in"/>
        </style:tab-stops>
      </style:paragraph-properties>
      <style:text-properties officeooo:rsid="001c03d9" officeooo:paragraph-rsid="00226e49"/>
    </style:style>
    <style:style style:name="P4" style:family="paragraph" style:parent-style-name="Heading_20_1">
      <style:paragraph-properties>
        <style:tab-stops>
          <style:tab-stop style:position="6.4898in"/>
          <style:tab-stop style:position="6.6043in"/>
        </style:tab-stops>
      </style:paragraph-properties>
      <style:text-properties officeooo:rsid="001c03d9" officeooo:paragraph-rsid="001c03d9"/>
    </style:style>
    <style:style style:name="P5" style:family="paragraph" style:parent-style-name="Heading_20_2">
      <style:paragraph-properties fo:margin-top="0in" fo:margin-bottom="0.1965in" loext:contextual-spacing="false"/>
      <style:text-properties officeooo:rsid="001c03d9" officeooo:paragraph-rsid="0021189c"/>
    </style:style>
    <style:style style:name="P6" style:family="paragraph" style:parent-style-name="Heading_20_2">
      <style:paragraph-properties fo:margin-top="0in" fo:margin-bottom="0.1965in" loext:contextual-spacing="false"/>
      <style:text-properties officeooo:rsid="001c03d9" officeooo:paragraph-rsid="0021b049"/>
    </style:style>
    <style:style style:name="P7" style:family="paragraph" style:parent-style-name="Preformatted_20_Text">
      <style:paragraph-properties fo:margin-top="0in" fo:margin-bottom="0.1965in" loext:contextual-spacing="false"/>
      <style:text-properties officeooo:rsid="001c03d9" officeooo:paragraph-rsid="00226e49"/>
    </style:style>
    <style:style style:name="T1" style:family="text">
      <style:text-properties officeooo:rsid="00113456"/>
    </style:style>
    <style:style style:name="T2" style:family="text">
      <style:text-properties officeooo:rsid="001cb099"/>
    </style:style>
    <style:style style:name="T3" style:family="text">
      <style:text-properties officeooo:rsid="001d3274"/>
    </style:style>
    <style:style style:name="T4" style:family="text">
      <style:text-properties officeooo:rsid="0021189c"/>
    </style:style>
    <style:style style:name="T5" style:family="text">
      <style:text-properties officeooo:rsid="0021b049"/>
    </style:style>
    <style:style style:name="T6" style:family="text">
      <style:text-properties officeooo:rsid="00226e49"/>
    </style:style>
    <style:style style:name="T7" style:family="text">
      <style:text-properties fo:font-size="10pt" officeooo:rsid="001d3274" style:font-size-asian="10pt" style:font-size-complex="10pt"/>
    </style:style>
    <style:style style:name="T8" style:family="text">
      <style:text-properties fo:font-size="10pt" officeooo:rsid="0024b675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Charging bot Usage</text:h>
      <text:h text:style-name="P1" text:outline-level="2">Launching a Simulated Paring Lot</text:h>
      <text:p text:style-name="P7"><text:span text:style-name="Source_20_Text"><text:span text:style-name="T7">$ </text:span></text:span><text:span text:style-name="Source_20_Text">roslaunch turtlebot_gazebo turtlebot_world.launch </text:span><text:span text:style-name="Source_20_Text"><text:span text:style-name="T6">world_file:=</text:span></text:span><text:bookmark-start text:name="__DdeLink__664_153960655"/><text:span text:style-name="Source_20_Text"><text:span text:style-name="T6">/home/zxp-s-works/Desktop/Mobile_Rob/Project/gazebo_parking_lot/parking_lot_zxp/parking_lot</text:span></text:span><text:bookmark-end text:name="__DdeLink__664_153960655"/></text:p>
      <text:h text:style-name="P1" text:outline-level="2">AutoSLAM by explor-lite</text:h>
      <text:p text:style-name="P7"><text:span text:style-name="Source_20_Text"><text:span text:style-name="T7">$ </text:span></text:span><text:span text:style-name="Source_20_Text"><text:span text:style-name="T2">roslaunch frontier_SLAM gmapping_demo.launch</text:span></text:span></text:p>
      <text:p text:style-name="P7"><text:span text:style-name="Source_20_Text"><text:span text:style-name="T7">$ </text:span></text:span><text:span text:style-name="Source_20_Text">roslaunch turtlebot_rviz_launchers view_navigation.launch</text:span></text:p>
      <text:p text:style-name="P7"><text:span text:style-name="Source_20_Text"><text:span text:style-name="T7">$ </text:span></text:span><text:span text:style-name="Source_20_Text"><text:span text:style-name="T3">roslaunch explore_lite explore.launch [or explore_costmap.launch]</text:span></text:span></text:p>
      <text:h text:style-name="P6" text:outline-level="2"><text:span text:style-name="Source_20_Text">Launching a Simulated Paring Lot </text:span><text:span text:style-name="Source_20_Text"><text:span text:style-name="T5">+ </text:span></text:span><text:span text:style-name="Source_20_Text">AutoSLAM by explor-lite </text:span><text:span text:style-name="Source_20_Text"><text:span text:style-name="T5">= frontier_SLAM</text:span></text:span></text:h>
      <text:p text:style-name="P3"><text:span text:style-name="Source_20_Text"><text:span text:style-name="T7">$ </text:span></text:span><text:bookmark-start text:name="__DdeLink__676_153960655"/><text:span text:style-name="Source_20_Text"><text:span text:style-name="T7">roslaunch frontier_SLAM frontier_SLAM_all.launch</text:span></text:span><text:bookmark-end text:name="__DdeLink__676_153960655"/></text:p>
      <text:h text:style-name="P5" text:outline-level="2"><text:span text:style-name="Source_20_Text"><text:span text:style-name="T5">Tuning navigation YAML file</text:span></text:span></text:h>
      <text:p text:style-name="P2"><text:span text:style-name="Source_20_Text"><text:span text:style-name="T7">$ </text:span></text:span><text:bookmark-start text:name="__DdeLink__668_153960655"/><text:span text:style-name="Source_20_Text"><text:span text:style-name="T7">ros</text:span></text:span><text:span text:style-name="Source_20_Text"><text:span text:style-name="T8">run</text:span></text:span><text:span text:style-name="Source_20_Text"><text:span text:style-name="T7"> rqt_reconfigure rqt_reconfigure</text:span></text:span><text:bookmark-end text:name="__DdeLink__668_153960655"/></text:p>
      <text:h text:style-name="P1" text:outline-level="2">Way-point Navigation</text:h>
      <text:h text:style-name="P1" text:outline-level="2">Car Detection and Recognition</text:h>
      <text:h text:style-name="P1" text:outline-level="2">Camera-Lida Calibration and Registration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1T11:18:04.724490811</meta:creation-date>
    <dc:date>2019-12-03T22:52:57.367560884</dc:date>
    <meta:editing-duration>PT21H12M35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63" meta:character-count="680" meta:non-whitespace-character-count="631"/>
  </office:meta>
</office:document-meta>
</file>